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70643" officeooo:paragraph-rsid="00170643"/>
    </style:style>
    <style:style style:name="P2" style:family="paragraph" style:parent-style-name="Text_20_body">
      <style:text-properties officeooo:rsid="00174464" officeooo:paragraph-rsid="00174464"/>
    </style:style>
    <style:style style:name="P3" style:family="paragraph" style:parent-style-name="Text_20_body">
      <style:text-properties officeooo:rsid="001851e4" officeooo:paragraph-rsid="00185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Tiago mantovani Malaguti</text:p>
      <text:p text:style-name="Text_20_body">1-) O que é Kanban?</text:p>
      <text:p text:style-name="P1">E um tero oriundo da linga japonesa, que sanguifica cartão, sinalização</text:p>
      <text:p text:style-name="P1">método de desenvolvimento/implantação que não prescreve mudanças ou pratica especificas</text:p>
      <text:p text:style-name="P2">Kanban, basicamente otimiza o desenvolvimento de software por meio dos princípios de pro piedades</text:p>
      <text:p text:style-name="Text_20_body">2-) Quais são os princípios Kanban?</text:p>
      <text:p text:style-name="P1">Melhorar o desempenho e reduzir disperdicio, dentro de um software</text:p>
      <text:p text:style-name="Text_20_body">3-) Quais são as propriedades Kanban?</text:p>
      <text:p text:style-name="P2">Consiste uma serie de propriedades que ajudam a otimizar o processo de desenvolvimentos em fluxo continuo, porque o desenvolvimento de software contemporâneo, e devidos as mudancas contante, necessita ajustar para as novas mudanças.</text:p>
      <text:p text:style-name="Text_20_body">4-) Estabeleça um comparativo entre Kanban e Scrum?</text:p>
      <text:p text:style-name="P3">Devemos sempre ter em mente que software e reponsavel por dividir suas organizações em pequenos e multifuncionais times, que são capazes de realizar uma auto-organização. Alem disso ele permite que você divida seu trabalho em listas que torna o trabalho mais comcreto e assertivo.com ele você tambem consegue dividir melhor <text:s/>o tempo de ser projeto e otimizar que chamamos de planos de lancamentos ou tarefas</text:p>
      <text:p text:style-name="Text_20_body">5-) Quais os papeis dentro do Kanban?</text:p>
      <text:p text:style-name="P3">Não tem papeis, geralmente e um gerente de projeto que também participa da equip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9:13:22.759412310</meta:creation-date>
    <dc:date>2019-09-25T20:05:39.640766596</dc:date>
    <meta:editing-duration>PT32S</meta:editing-duration>
    <meta:editing-cycles>1</meta:editing-cycles>
    <meta:document-statistic meta:table-count="0" meta:image-count="0" meta:object-count="0" meta:page-count="1" meta:paragraph-count="13" meta:word-count="192" meta:character-count="1244" meta:non-whitespace-character-count="1064"/>
    <meta:generator>LibreOffice/6.1.5.2$Linux_X86_64 LibreOffice_project/10$Build-2</meta:generator>
  </office:meta>
</office:document-meta>
</file>